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border-top="none" fo:border-left="none" fo:border-bottom="0.0104in solid #000000" fo:border-right="none" fo:padding-top="0in" fo:padding-left="0in" fo:padding-bottom="0.0138in" fo:padding-right="0in" style:shadow="none"/>
    </style:style>
  </office:automatic-styles>
  <office:body>
    <office:text text:use-soft-page-breaks="true">
      <text:h text:style-name="P1" text:outline-level="1">AI Players</text:h>
      <text:p text:style-name="Normal"/>
      <text:p text:style-name="disspara">This section will describe in more detail the implementation on concepts that produced that AI in this project. The AI are mostly rule based and adaptations of MCTS.</text:p>
      <text:h text:style-name="Heading2" text:outline-level="2">Random AI</text:h>
      <text:p text:style-name="disspara">The Random AI was designed to be the easy AI. It has not decision-making capabilities besides returning one of the available moves at random. The reason this AI was developed as opposed to a rule-based implementation was to determine if players noticed the lack of intelligence. As there are at most only nine moves to pick from at any one point in time it may make moves that look intelligent from a novice players perspective. As completing individual boards is not the way the game is won a user might make up some rational behind why the AI made that move as opposed to any other. However, the resulting AI is fairly incompetent as it routinely throws away winning moves.<text:s/></text:p>
      <text:h text:style-name="Heading2" text:outline-level="2">MCTS AI<text:s/></text:h>
      <text:p text:style-name="disspara">The MCTS AI is intended to be the hard AI. It chooses which ever move maximises its reward at all times. As mentioned previously this AI is not the only one which uses the MCTS algorithm. In its first iteration the AI was injected an instance of the MCTSService which it used to generate a game tree for the board it was given and, more importantly, calculate the approximate reward for every available move. However, as the Good dad AI requires moves to be logged by every AI for it to properly adjust its play style and the response time for this and other AI which required MCTS were much higher than those without, the MCTSService was moved to the GameService which allowed all the GameService to record the reward received for any AI.<text:s/></text:p>
      <text:h text:style-name="Heading2" text:outline-level="2">Good Dad</text:h>
      <text:p text:style-name="disspara">The first Good dad that was implemented wa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6262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62626" fo:font-size="14pt" style:font-size-asian="14pt" style:font-size-complex="14pt" fo:hyphenate="false"/>
    </style:style>
    <style:style style:name="Normal" style:display-name="Normal" style:family="paragraph">
      <style:text-properties style:font-name-asian="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6262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62626" fo:font-size="14pt" style:font-size-asian="14pt" style:font-size-complex="14pt"/>
    </style:style>
    <style:style style:name="disspara" style:display-name="diss para" style:family="paragraph" style:parent-style-name="Normal" style:next-style-name="Normal">
      <style:paragraph-properties fo:text-align="justify" fo:line-height="150%"/>
      <style:text-properties style:font-name="Times New Roman" fo:font-size="13pt" style:font-size-asian="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uro Di Nardo</meta:initial-creator>
    <dc:creator>Mauro Di Nardo</dc:creator>
    <meta:creation-date>2019-03-16T19:45:00Z</meta:creation-date>
    <dc:date>2019-03-16T19:45:00Z</dc:date>
    <meta:template xlink:href="Normal.dotm" xlink:type="simple"/>
    <meta:editing-cycles>1</meta:editing-cycles>
    <meta:editing-duration>PT0S</meta:editing-duration>
    <meta:document-statistic meta:page-count="1" meta:paragraph-count="3" meta:word-count="249" meta:character-count="1667" meta:row-count="11" meta:non-whitespace-character-count="1421"/>
  </office:meta>
</office:document-meta>
</file>